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B0000040B634DC705A8C3BB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5cm" fo:min-width="5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5cm" fo:min-width="1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05cm" fo:min-width="0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fo:font-size="8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ff0000" fo:font-size="8pt" fo:font-weight="bold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color="#ff0000" fo:font-size="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7.999cm" svg:height="15.259cm" svg:x="0cm" svg:y="0.2cm">
          <draw:image xlink:href="Pictures/100002010000076B0000040B634DC705A8C3BB4C.png" xlink:type="simple" xlink:show="embed" xlink:actuate="onLoad" loext:mime-type="image/png">
            <text:p/>
          </draw:image>
        </draw:frame>
        <draw:custom-shape draw:style-name="gr2" draw:text-style-name="P2" draw:layer="layout" svg:width="6.5cm" svg:height="0.6cm" svg:x="0.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6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0.6cm" svg:x="2.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cm" svg:height="0.4cm" svg:x="8.9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cm" svg:height="0.887cm" svg:x="4.6cm" svg:y="5.8cm">
          <draw:text-box>
            <text:p text:style-name="P3"><text:span text:style-name="T1">Detailled information about the cluster</text:span></text:p>
          </draw:text-box>
        </draw:frame>
        <draw:frame draw:style-name="gr6" draw:text-style-name="P4" draw:layer="layout" svg:width="3.4cm" svg:height="0.8cm" svg:x="0.6cm" svg:y="7.6cm">
          <draw:text-box>
            <text:p text:style-name="P3"><text:span text:style-name="T1">Layout options</text:span></text:p>
          </draw:text-box>
        </draw:frame>
        <draw:frame draw:style-name="gr6" draw:text-style-name="P4" draw:layer="layout" svg:width="3.4cm" svg:height="0.8cm" svg:x="7cm" svg:y="7.713cm">
          <draw:text-box>
            <text:p text:style-name="P3"><text:span text:style-name="T1">Export button</text:span></text:p>
          </draw:text-box>
        </draw:frame>
        <draw:frame draw:style-name="gr6" draw:text-style-name="P4" draw:layer="layout" svg:width="3.4cm" svg:height="0.887cm" svg:x="10cm" svg:y="10.8cm">
          <draw:text-box>
            <text:p text:style-name="P3"><text:span text:style-name="T1">Cluster to which the organism belo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7:46:24.413036319</meta:creation-date>
    <dc:date>2019-06-17T17:54:24.790242968</dc:date>
    <meta:editing-duration>PT8M3S</meta:editing-duration>
    <meta:editing-cycles>1</meta:editing-cycles>
    <meta:document-statistic meta:object-count="32"/>
    <meta:generator>LibreOffice/6.1.5.2$Linux_X86_64 LibreOffice_project/10$Build-2</meta:generator>
  </office:meta>
</office:document-meta>
</file>